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4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/>
        </table:table-row>
        <table:table-row table:style-name="ro3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table:number-columns-repeated="3"/>
          <table:table-cell table:style-name="ce2" table:formula="of:=SUM([.B3:.F3])" office:value-type="float" office:value="15000" calcext:value-type="float">
            <text:p>15000</text:p>
          </table:table-cell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376.190476190476" calcext:value-type="float">
            <text:p>376.1904761905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749.874686716792" calcext:value-type="float">
            <text:p>749.874686716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  <table:table-cell table:formula="of:=SUM([.K2];[.K10])" office:value-type="float" office:value="23900" calcext:value-type="float">
            <text:p>239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table:formula="of:=SUM([.G3])" office:value-type="float" office:value="15000" calcext:value-type="float">
            <text:p>1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4"/>
          <table:table-cell table:formula="of:=SUM([.B28:.F28])" office:value-type="float" office:value="749.874686716792" calcext:value-type="float">
            <text:p>749.8746867168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8900" calcext:value-type="float">
            <text:p>89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28:.F28])" office:value-type="float" office:value="749.874686716792" calcext:value-type="float">
            <text:p>749.8746867168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2400" calcext:value-type="float">
            <text:p>2400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/>
          <table:table-cell table:number-columns-repeated="3"/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C28:.F28])" office:value-type="float" office:value="376.190476190476" calcext:value-type="float">
            <text:p>376.190476190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28:.F28])" office:value-type="float" office:value="749.874686716792" calcext:value-type="float">
            <text:p>749.8746867168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:.F28])" office:value-type="float" office:value="376.190476190476" calcext:value-type="float">
            <text:p>376.1904761905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749.874686716792" calcext:value-type="float">
            <text:p>749.8746867168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8])"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)" office:value-type="float" office:value="373.684210526316" calcext:value-type="float">
            <text:p>373.684210526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749.874686716792" calcext:value-type="float">
            <text:p>749.8746867168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1" office:value-type="float" office:value="376.190476190476" calcext:value-type="float">
            <text:p>376.1904761905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1" office:value-type="float" office:value="0" calcext:value-type="float">
            <text:p>0</text:p>
          </table:table-cell>
          <table:table-cell table:formula="of:=[.F3]/19" office:value-type="float" office:value="0" calcext:value-type="float">
            <text:p>0</text:p>
          </table:table-cell>
          <table:table-cell/>
          <table:table-cell table:style-name="ce2" table:formula="of:=SUM([.H3:.H27])" office:value-type="float" office:value="15000" calcext:value-type="float">
            <text:p>150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16" office:value-type="float" office:value="38900" calcext:value-type="float">
            <text:p>389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21:05:28.142529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5T21:15:28.967833556</dc:date>
    <meta:editing-duration>P5DT23H38M45S</meta:editing-duration>
    <meta:editing-cycles>2183</meta:editing-cycles>
    <meta:generator>LibreOffice/4.2.6.3$Linux_X86_64 LibreOffice_project/420m0$Build-3</meta:generator>
    <meta:document-statistic meta:table-count="13" meta:cell-count="5324" meta:object-count="0"/>
  </office:meta>
</office:document-meta>
</file>